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7C0000044859CBA6654F88F3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1.164cm" fo:min-width="1.041cm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0.897cm" fo:min-width="0.601cm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 fo:min-height="0.911cm" fo:min-width="0.562cm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fo:min-height="0.897cm" fo:min-width="0.4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7" style:family="graphic" style:parent-style-name="objectwithoutfill">
      <style:graphic-properties svg:stroke-width="0.081cm" svg:stroke-color="#c9211e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</style:style>
    <style:style style:name="P3" style:family="paragraph">
      <style:text-properties fo:color="#c9211e" loext:opacity="100%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color="#c9211e" loext:opacity="100%" style:text-position="33% 58%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c9211e" loext:opacity="100%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c9211e" loext:opacity="100%" style:text-position="33% 58%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c9211e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c9211e" loext:opacity="100%" style:text-position="0% 100%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3.854cm" svg:height="15.749cm" svg:x="2.122cm" svg:y="0.025cm">
          <draw:image xlink:href="Pictures/100000010000067C0000044859CBA6654F88F35B.png" xlink:type="simple" xlink:show="embed" xlink:actuate="onLoad" draw:mime-type="image/png">
            <text:p/>
          </draw:image>
        </draw:frame>
        <draw:custom-shape draw:style-name="gr2" draw:text-style-name="P2" draw:layer="layout" svg:width="2.179cm" svg:height="2cm" svg:x="15cm" svg:y="6.5cm">
          <text:p/>
          <draw:enhanced-geometry svg:viewBox="0 0 21600 21600" draw:glue-points="10800 0 3163 3163 0 10800 3163 18437 10800 21600 18437 18437 21600 10800 18437 3163" draw:text-areas="3163 3163 18437 18437" draw:type="ring" draw:modifiers="2031.1926605504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1.555cm" svg:height="1.621cm" svg:x="13.5cm" svg:y="5.18cm">
          <text:p/>
          <draw:enhanced-geometry svg:viewBox="0 0 21600 21600" draw:glue-points="10800 0 3163 3163 0 10800 3163 18437 10800 21600 18437 18437 21600 10800 18437 3163" draw:text-areas="3163 3163 18437 18437" draw:type="ring" draw:modifiers="1297.981651376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1.5cm" svg:height="1.641cm" svg:x="13.501cm" svg:y="6.706cm">
          <text:p/>
          <draw:enhanced-geometry svg:viewBox="0 0 21600 21600" draw:glue-points="10800 0 3163 3163 0 10800 3163 18437 10800 21600 18437 18437 21600 10800 18437 3163" draw:text-areas="3163 3163 18437 18437" draw:type="ring" draw:modifiers="1297.981651376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1.341cm" svg:height="1.621cm" svg:x="12.1cm" svg:y="5.18cm">
          <text:p/>
          <draw:enhanced-geometry svg:viewBox="0 0 21600 21600" draw:glue-points="10800 0 3163 3163 0 10800 3163 18437 10800 21600 18437 18437 21600 10800 18437 3163" draw:text-areas="3163 3163 18437 18437" draw:type="ring" draw:modifiers="1297.9816513761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" draw:text-style-name="P4" draw:layer="layout" svg:width="2cm" svg:height="1.276cm" svg:x="17cm" svg:y="10cm">
          <draw:text-box>
            <text:p text:style-name="P3"><text:span text:style-name="T1">11</text:span><text:span text:style-name="T2">B</text:span></text:p>
          </draw:text-box>
        </draw:frame>
        <draw:frame draw:style-name="gr6" draw:text-style-name="P4" draw:layer="layout" svg:width="2cm" svg:height="1.119cm" svg:x="13.5cm" svg:y="9.381cm">
          <draw:text-box>
            <text:p text:style-name="P3"><text:span text:style-name="T3">10</text:span><text:span text:style-name="T4">B</text:span></text:p>
          </draw:text-box>
        </draw:frame>
        <draw:frame draw:style-name="gr6" draw:text-style-name="P4" draw:layer="layout" svg:width="2cm" svg:height="1.119cm" svg:x="15.3cm" svg:y="4.082cm">
          <draw:text-box>
            <text:p text:style-name="P3"><text:span text:style-name="T3">12</text:span><text:span text:style-name="T5">C</text:span></text:p>
          </draw:text-box>
        </draw:frame>
        <draw:frame draw:style-name="gr6" draw:text-style-name="P4" draw:layer="layout" svg:width="2cm" svg:height="1.119cm" svg:x="10.3cm" svg:y="3.883cm">
          <draw:text-box>
            <text:p text:style-name="P3"><text:span text:style-name="T3">11</text:span><text:span text:style-name="T5">C</text:span></text:p>
          </draw:text-box>
        </draw:frame>
        <draw:line draw:style-name="gr7" draw:text-style-name="P5" draw:layer="layout" svg:x1="17.5cm" svg:y1="10cm" svg:x2="16.5cm" svg:y2="8.5cm">
          <text:p/>
        </draw:line>
        <draw:line draw:style-name="gr7" draw:text-style-name="P5" draw:layer="layout" svg:x1="14.235cm" svg:y1="9.279cm" svg:x2="14.221cm" svg:y2="8.521cm">
          <text:p/>
        </draw:line>
        <draw:line draw:style-name="gr7" draw:text-style-name="P5" draw:layer="layout" svg:x1="15.763cm" svg:y1="4.807cm" svg:x2="15cm" svg:y2="5.18cm">
          <text:p/>
        </draw:line>
        <draw:line draw:style-name="gr7" draw:text-style-name="P5" draw:layer="layout" svg:x1="11.484cm" svg:y1="4.79cm" svg:x2="12.1cm" svg:y2="5.18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25T18:01:20.226866050</meta:creation-date>
    <dc:date>2025-03-25T18:12:59.311292706</dc:date>
    <meta:editing-duration>PT1M27S</meta:editing-duration>
    <meta:editing-cycles>1</meta:editing-cycles>
    <meta:document-statistic meta:object-count="36"/>
    <meta:generator>LibreOffice/7.3.7.2$Linux_X86_64 LibreOffice_project/30$Build-2</meta:generator>
  </office:meta>
</office:document-meta>
</file>